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2" draw:layer="layout" svg:width="3.81cm" svg:height="3.81cm" svg:x="2.27cm" svg:y="3.105cm">
          <text:p text:style-name="P1"><text:span text:style-name="T1">&lt;&lt;view&gt;&gt;</text:span></text:p>
          <text:p text:style-name="P1"><text:span text:style-name="T1">adduserform.jsp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id="id1" draw:layer="layout" svg:width="3.789cm" svg:height="1.905cm" svg:x="8.006cm" svg:y="1.535cm">
          <text:p text:style-name="P1"><text:span text:style-name="T2">&lt;&lt;Front Controller&gt;&gt;</text:span></text:p>
          <text:p text:style-name="P1"><text:span text:style-name="T3">lab-9-mvc</text:span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021cm" svg:y1="2.47cm" svg:x2="8.006cm" svg:y2="2.47cm">
          <text:p/>
        </draw:line>
        <draw:frame draw:style-name="gr4" draw:text-style-name="P3" draw:layer="layout" svg:width="6.985cm" svg:height="0.963cm" svg:x="1cm" svg:y="1.624cm">
          <draw:text-box>
            <text:p><text:span text:style-name="T1">HTTP/GET </text:span></text:p>
            <text:p><text:span text:style-name="T1">http://localhost:8080/lab-9-mvc/adduser.form</text:span></text:p>
          </draw:text-box>
        </draw:frame>
        <draw:custom-shape draw:style-name="gr5" draw:text-style-name="P2" draw:id="id3" draw:layer="layout" svg:width="4.985cm" svg:height="4.445cm" svg:x="15.605cm" svg:y="3.105cm">
          <text:p text:style-name="P1"><text:span text:style-name="T1">&lt;&lt;Controller&gt;&gt;</text:span></text:p>
          <text:p text:style-name="P1"><text:span text:style-name="T1">lab.mvc.UserFormController</text:span></text:p>
          <text:p text:style-name="P1"><text:span text:style-name="T1"/></text:p>
          <text:p text:style-name="P1"><text:span text:style-name="T1">public String get()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9cm" svg:y1="3.44cm" svg:x2="4.175cm" svg:y2="6.915cm" draw:start-shape="id1" draw:start-glue-point="2" draw:end-shape="id2" draw:end-glue-point="2" svg:d="m9900 3440v3977h-5725v-502">
          <text:p/>
        </draw:connector>
        <draw:connector draw:style-name="gr3" draw:text-style-name="P1" draw:layer="layout" svg:x1="9.9cm" svg:y1="1.535cm" svg:x2="18.097cm" svg:y2="3.105cm" draw:start-shape="id1" draw:start-glue-point="0" draw:end-shape="id3" svg:d="m9900 1535v-502h8197v2072">
          <text:p/>
        </draw:connector>
        <draw:connector draw:style-name="gr3" draw:text-style-name="P1" draw:layer="layout" draw:line-skew="-0.635cm" svg:x1="15.605cm" svg:y1="5.328cm" svg:x2="11.795cm" svg:y2="2.487cm" draw:start-shape="id3" draw:start-glue-point="6" draw:end-shape="id1" svg:d="m15605 5328h-2540v-2841h-1270">
          <text:p/>
        </draw:connector>
        <draw:custom-shape draw:style-name="gr6" draw:text-style-name="P4" draw:layer="layout" svg:width="5.08cm" svg:height="1.27cm" svg:x="10.525cm" svg:y="3.74cm">
          <text:p text:style-name="P1"><text:span text:style-name="T5">lab.mvc.form.bean.UserForm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3.81cm" svg:height="3.81cm" svg:x="1cm" svg:y="17.51cm">
          <text:p text:style-name="P1"><text:span text:style-name="T1">&lt;&lt;view&gt;&gt;</text:span></text:p>
          <text:p text:style-name="P1"><text:span text:style-name="T1">userlistview.jsp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id="id4" draw:layer="layout" svg:width="3.789cm" svg:height="1.905cm" svg:x="8.006cm" svg:y="11.027cm">
          <text:p text:style-name="P1"><text:span text:style-name="T2">&lt;&lt;Front Controller&gt;&gt;</text:span></text:p>
          <text:p text:style-name="P1"><text:span text:style-name="T3">lab-9-mvc</text:span></text:p>
          <text:p text:style-name="P1"><text:span text:style-name="T4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6.985cm" svg:height="0.963cm" svg:x="1cm" svg:y="10.816cm">
          <draw:text-box>
            <text:p><text:span text:style-name="T1">HTTP/POST <text:s/></text:span></text:p>
            <text:p><text:span text:style-name="T1">http://localhost:8080/lab-9-mvc/adduser.form</text:span></text:p>
          </draw:text-box>
        </draw:frame>
        <draw:custom-shape draw:style-name="gr5" draw:text-style-name="P2" draw:id="id6" draw:layer="layout" svg:width="5.08cm" svg:height="4.445cm" svg:x="15.605cm" svg:y="13.097cm">
          <text:p text:style-name="P1"><text:span text:style-name="T1">&lt;&lt;Controller&gt;&gt;</text:span></text:p>
          <text:p text:style-name="P1"><text:span text:style-name="T1">lab.mvc.UserFormController</text:span></text:p>
          <text:p text:style-name="P1"><text:span text:style-name="T1"/></text:p>
          <text:p text:style-name="P1"><text:span text:style-name="T1">public String processSubmit(</text:span></text:p>
          <text:p text:style-name="P1"><text:span text:style-name="T1">@Valid UserFormBean </text:span></text:p>
          <text:p text:style-name="P1"><text:span text:style-name="T1">userFormBean, </text:span></text:p>
          <text:p text:style-name="P1"><text:span text:style-name="T1">Errors error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9.9cm" svg:y1="12.932cm" svg:x2="2.905cm" svg:y2="21.32cm" draw:start-shape="id4" draw:start-glue-point="2" draw:end-shape="id5" draw:end-glue-point="2" svg:d="m9900 12932v8890h-6995v-502">
          <text:p/>
        </draw:connector>
        <draw:connector draw:style-name="gr3" draw:text-style-name="P1" draw:layer="layout" svg:x1="9.9cm" svg:y1="11.027cm" svg:x2="18.145cm" svg:y2="13.097cm" draw:start-shape="id4" draw:start-glue-point="0" draw:end-shape="id6" svg:d="m9900 11027v-502h8245v2572">
          <text:p/>
        </draw:connector>
        <draw:connector draw:style-name="gr3" draw:text-style-name="P1" draw:layer="layout" draw:line-skew="-0.635cm" svg:x1="15.605cm" svg:y1="15.32cm" svg:x2="11.795cm" svg:y2="11.979cm" draw:start-shape="id6" draw:start-glue-point="6" draw:end-shape="id4" svg:d="m15605 15320h-2540v-3341h-1270">
          <text:p/>
        </draw:connector>
        <draw:custom-shape draw:style-name="gr1" draw:text-style-name="P2" draw:id="id7" draw:layer="layout" svg:width="3.81cm" svg:height="3.81cm" svg:x="1cm" svg:y="13.065cm">
          <text:p text:style-name="P1"><text:span text:style-name="T1">&lt;&lt;view&gt;&gt;</text:span></text:p>
          <text:p text:style-name="P1"><text:span text:style-name="T1">adduserform.jsp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3" draw:text-style-name="P1" draw:layer="layout" svg:x1="2.905cm" svg:y1="13.065cm" svg:x2="8.006cm" svg:y2="11.979cm" draw:start-shape="id7" draw:start-glue-point="0" draw:end-shape="id4" draw:end-glue-point="3" svg:d="m2905 13065v-1086h5101">
          <text:p/>
        </draw:connector>
        <draw:frame draw:style-name="gr7" draw:layer="layout" svg:width="1.81cm" svg:height="0.962cm" svg:x="8.92cm" svg:y="8.414cm">
          <draw:text-box>
            <text:p>GET</text:p>
          </draw:text-box>
        </draw:frame>
        <draw:frame draw:style-name="gr7" draw:layer="layout" svg:width="2.233cm" svg:height="0.962cm" svg:x="8.755cm" svg:y="22.39cm">
          <draw:text-box>
            <text:p>POST</text:p>
          </draw:text-box>
        </draw:frame>
        <draw:frame draw:style-name="gr7" draw:text-style-name="P5" draw:layer="layout" svg:width="2.915cm" svg:height="0.763cm" svg:x="4.075cm" svg:y="11.895cm">
          <draw:text-box>
            <text:p><text:span text:style-name="T6">&lt;&lt;submit&gt;&gt;</text:span></text:p>
          </draw:text-box>
        </draw:frame>
        <draw:custom-shape draw:style-name="gr6" draw:text-style-name="P4" draw:layer="layout" svg:width="5.08cm" svg:height="1.27cm" svg:x="7.35cm" svg:y="5.645cm">
          <text:p text:style-name="P1"><text:span text:style-name="T5">&lt;&lt;model&gt;&gt;</text:span></text:p>
          <text:p text:style-name="P1"><text:span text:style-name="T5">lab.mvc.form.bean.UserForm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08cm" svg:height="1.27cm" svg:x="10.525cm" svg:y="13.065cm">
          <text:p text:style-name="P1"><text:span text:style-name="T5">&lt;&lt;model&gt;&gt;</text:span></text:p>
          <text:p text:style-name="P1"><text:span text:style-name="T5">lab.mvc.form.bean.UserForm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5.08cm" svg:height="1.27cm" svg:x="7.35cm" svg:y="16.875cm">
          <text:p text:style-name="P1"><text:span text:style-name="T5">&lt;&lt;model&gt;&gt;</text:span></text:p>
          <text:p text:style-name="P1"><text:span text:style-name="T5">lab.mvc.form.bean.UserFormBe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aclav </meta:initial-creator>
    <meta:creation-date>2011-10-09T14:37:43</meta:creation-date>
    <dc:date>2012-03-05T21:41:00</dc:date>
    <dc:creator>vaclav </dc:creator>
    <meta:editing-duration>PT00H20M24S</meta:editing-duration>
    <meta:editing-cycles>7</meta:editing-cycles>
    <meta:generator>OpenOffice.org/3.2$Linux OpenOffice.org_project/320m19$Build-9505</meta:generator>
    <meta:document-statistic meta:object-count="24"/>
  </office:meta>
</office:document-meta>
</file>